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uleConfigLocatorConfig.getLocato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ConfigLocatorConfig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ConfigLocatorConfig.ModuleConfigLocatorConfig( String locatorClass ,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